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8e95f" officeooo:paragraph-rsid="0008e95f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8e95f" officeooo:paragraph-rsid="0008e95f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8e95f" officeooo:paragraph-rsid="0008e95f" style:font-size-asian="10.5pt" style:font-weight-asian="bold" style:font-size-complex="12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font-weight="normal" officeooo:rsid="0008e95f" officeooo:paragraph-rsid="0008e95f" style:font-size-asian="10.5pt" style:font-weight-asian="normal" style:font-size-complex="12pt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2pt" fo:font-weight="normal" officeooo:rsid="0008e95f" officeooo:paragraph-rsid="0008e95f" style:font-size-asian="10.5pt" style:font-weight-asian="normal" style:font-size-complex="12pt" style:font-weight-complex="normal"/>
    </style:style>
    <style:style style:name="P6" style:family="paragraph" style:parent-style-name="Standard" style:list-style-name="L3">
      <style:paragraph-properties fo:text-align="start" style:justify-single-word="false"/>
      <style:text-properties fo:font-size="12pt" fo:font-weight="normal" officeooo:rsid="0008e95f" officeooo:paragraph-rsid="0008e95f" style:font-size-asian="10.5pt" style:font-weight-asian="normal" style:font-size-complex="12pt" style:font-weight-complex="normal"/>
    </style:style>
    <style:style style:name="P7" style:family="paragraph" style:parent-style-name="Standard" style:list-style-name="L3">
      <style:paragraph-properties fo:text-align="start" style:justify-single-word="false"/>
      <style:text-properties fo:font-size="12pt" fo:font-weight="normal" officeooo:rsid="000ab035" officeooo:paragraph-rsid="000ab035" style:font-size-asian="10.5pt" style:font-weight-asian="normal" style:font-size-complex="12pt" style:font-weight-complex="normal"/>
    </style:style>
    <style:style style:name="P8" style:family="paragraph" style:parent-style-name="Standard" style:list-style-name="L3">
      <style:paragraph-properties fo:text-align="start" style:justify-single-word="false"/>
      <style:text-properties fo:font-size="12pt" fo:font-weight="normal" officeooo:rsid="000c8f94" officeooo:paragraph-rsid="000c8f94" style:font-size-asian="10.5pt" style:font-weight-asian="normal" style:font-size-complex="12pt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fo:font-size="12pt" fo:font-weight="normal" officeooo:rsid="000e6f43" officeooo:paragraph-rsid="000e6f43" style:font-size-asian="10.5pt" style:font-weight-asian="normal" style:font-size-complex="12pt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fo:font-size="12pt" fo:font-weight="normal" officeooo:rsid="0011c010" officeooo:paragraph-rsid="0011c010" style:font-size-asian="10.5pt" style:font-weight-asian="normal" style:font-size-complex="12pt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fo:font-size="12pt" fo:font-weight="normal" officeooo:rsid="0013d0a0" officeooo:paragraph-rsid="0013d0a0" style:font-size-asian="10.5pt" style:font-weight-asian="normal" style:font-size-complex="12pt" style:font-weight-complex="normal"/>
    </style:style>
    <style:style style:name="T1" style:family="text">
      <style:text-properties officeooo:rsid="000a6440"/>
    </style:style>
    <style:style style:name="T2" style:family="text">
      <style:text-properties officeooo:rsid="000cead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F-2300</text:p>
      <text:p text:style-name="P1">Assignment 1</text:p>
      <text:p text:style-name="P1">The HTTP Server</text:p>
      <text:p text:style-name="P3">What the assignment is about:</text:p>
      <text:list xml:id="list176326106" text:style-name="L1">
        <text:list-item>
          <text:p text:style-name="P4">Learn about the HyperText Transfet Protocol.</text:p>
        </text:list-item>
      </text:list>
      <text:p text:style-name="P2"/>
      <text:p text:style-name="P3">The assignment is completed when:</text:p>
      <text:list xml:id="list3269644166" text:style-name="L2">
        <text:list-item>
          <text:p text:style-name="P5">You have implemented an HTTP server that exposes several endpoints: some for web browsers and some for RESTul API clients.</text:p>
        </text:list-item>
        <text:list-item>
          <text:p text:style-name="P5">Your HTTP endpoints must be made available to the TA’s from your private course server</text:p>
        </text:list-item>
      </text:list>
      <text:p text:style-name="P2"/>
      <text:p text:style-name="P3">What is:</text:p>
      <text:list xml:id="list3867934515" text:style-name="L3">
        <text:list-item>
          <text:p text:style-name="P6">An “HTTP endpoint” is <text:span text:style-name="T1">an endpoint where you grab data</text:span></text:p>
        </text:list-item>
        <text:list-item>
          <text:p text:style-name="P7">“HTTP” is responsible for communication between web servers and clients</text:p>
        </text:list-item>
        <text:list-item>
          <text:p text:style-name="P8">A “protocol” <text:span text:style-name="T2">defines the format/rules and order of how messages are exchanged between two or more communicating entities. It also defines what actions to take upon receiving/not receiving a message or event.</text:span></text:p>
        </text:list-item>
        <text:list-item>
          <text:p text:style-name="P9">A “RESTul API Clients” is </text:p>
        </text:list-item>
        <text:list-item>
          <text:p text:style-name="P10">The “GET method” is a HTTP method and is used when the browser/client requests an object, with the requested object identified in the URL field. </text:p>
        </text:list-item>
        <text:list-item>
          <text:p text:style-name="P11">A “request”</text:p>
          <text:list>
            <text:list-item>
              <text:p text:style-name="P11">A way to exchange data between a client and a server</text:p>
            </text:list-item>
            <text:list-item>
              <text:p text:style-name="P11">Client sends a request, server responds to the request</text:p>
            </text:list-item>
            <text:list-item>
              <text:p text:style-name="P11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24T13:00:13.097075264</meta:creation-date>
    <dc:date>2022-09-05T14:26:01.124148905</dc:date>
    <meta:editing-duration>P2DT21H55M15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18" meta:word-count="175" meta:character-count="988" meta:non-whitespace-character-count="840"/>
  </office:meta>
</office:document-meta>
</file>